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35CCBB6F5E1E0E382B4.png" manifest:media-type="image/png"/>
  <manifest:file-entry manifest:full-path="Pictures/1000000000000020000000204B249CA79A42C6D7.png" manifest:media-type="image/png"/>
  <manifest:file-entry manifest:full-path="Pictures/10000000000004F900000322B847CE247323757E.png" manifest:media-type="image/png"/>
  <manifest:file-entry manifest:full-path="Pictures/10000000000004F900000322C683FBB43B91258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textarea-horizontal-align="justify" draw:textarea-vertical-align="middle" draw:auto-grow-height="false" fo:min-height="2.3cm" fo:min-width="3.9cm" fo:padding-top="0.15cm" fo:padding-bottom="0.15cm" fo:padding-left="0.15cm" fo:padding-right="0.15cm"/>
    </style:style>
    <style:style style:name="gr3" style:family="graphic" style:parent-style-name="objectwithoutfill">
      <style:graphic-properties draw:stroke="solid" svg:stroke-width="0.1cm" draw:fill="none"/>
    </style:style>
    <style:style style:name="gr4" style:family="graphic" style:parent-style-name="standard">
      <style:graphic-properties draw:stroke="solid" svg:stroke-width="0.1cm" draw:textarea-horizontal-align="justify" draw:textarea-vertical-align="middle" draw:auto-grow-height="false" fo:min-height="1.7cm" fo:min-width="5.1cm" fo:padding-top="0.15cm" fo:padding-bottom="0.15cm" fo:padding-left="0.15cm" fo:padding-right="0.15cm"/>
    </style:style>
    <style:style style:name="gr5" style:family="graphic" style:parent-style-name="standard">
      <style:graphic-properties draw:stroke="solid" svg:stroke-width="0.1cm" draw:textarea-horizontal-align="justify" draw:textarea-vertical-align="middle" draw:auto-grow-height="false" fo:min-height="1.5cm" fo:min-width="4.1cm" fo:padding-top="0.15cm" fo:padding-bottom="0.15cm" fo:padding-left="0.15cm" fo:padding-right="0.15cm"/>
    </style:style>
    <style:style style:name="gr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975cm" fo:padding-top="0.15cm" fo:padding-bottom="0.15cm" fo:padding-left="0.15cm" fo:padding-right="0.15cm"/>
    </style:style>
    <style:style style:name="gr7" style:family="graphic" style:parent-style-name="standard">
      <style:graphic-properties draw:stroke="solid" svg:stroke-width="0.1cm" draw:textarea-horizontal-align="justify" draw:textarea-vertical-align="middle" draw:auto-grow-height="false" fo:min-height="0.7cm" fo:min-width="3.3cm" fo:padding-top="0.15cm" fo:padding-bottom="0.15cm" fo:padding-left="0.15cm" fo:padding-right="0.15cm"/>
    </style:style>
    <style:style style:name="gr8" style:family="graphic" style:parent-style-name="standard">
      <style:graphic-properties draw:stroke="solid" svg:stroke-width="0.1cm" draw:textarea-horizontal-align="justify" draw:textarea-vertical-align="middle" draw:auto-grow-height="false" fo:min-height="0.6cm" fo:min-width="2.744cm" fo:padding-top="0.15cm" fo:padding-bottom="0.15cm" fo:padding-left="0.15cm" fo:padding-right="0.15cm"/>
    </style:style>
    <style:style style:name="gr9" style:family="graphic" style:parent-style-name="standard">
      <style:graphic-properties draw:stroke="solid" svg:stroke-width="0.1cm" draw:textarea-horizontal-align="justify" draw:textarea-vertical-align="middle" draw:auto-grow-height="false" fo:min-height="12.1cm" fo:min-width="15.7cm" fo:padding-top="0.15cm" fo:padding-bottom="0.15cm" fo:padding-left="0.15cm" fo:padding-right="0.15cm"/>
    </style:style>
    <style:style style:name="gr10" style:family="graphic" style:parent-style-name="standard">
      <style:graphic-properties draw:stroke="solid" svg:stroke-width="0.1cm" draw:textarea-horizontal-align="justify" draw:textarea-vertical-align="middle" draw:auto-grow-height="false" fo:min-height="11.7cm" fo:min-width="1.5cm" fo:padding-top="0.15cm" fo:padding-bottom="0.15cm" fo:padding-left="0.15cm" fo:padding-right="0.15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center" draw:auto-grow-height="false" draw:auto-grow-width="false" fo:max-height="0cm" fo:min-height="1.5cm" fo:padding-top="0.15cm" fo:padding-bottom="0.15cm" fo:padding-left="0.15cm" fo:padding-right="0.15cm"/>
    </style:style>
    <style:style style:name="gr12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8.1cm" fo:padding-top="0.15cm" fo:padding-bottom="0.15cm" fo:padding-left="0.15cm" fo:padding-right="0.15cm"/>
    </style:style>
    <style:style style:name="gr13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5.3cm" fo:padding-top="0.15cm" fo:padding-bottom="0.15cm" fo:padding-left="0.15cm" fo:padding-right="0.15cm"/>
    </style:style>
    <style:style style:name="gr14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15.7cm" fo:padding-top="0.15cm" fo:padding-bottom="0.15cm" fo:padding-left="0.15cm" fo:padding-right="0.15cm"/>
    </style:style>
    <style:style style:name="gr15" style:family="graphic" style:parent-style-name="objectwithoutfill">
      <style:graphic-properties draw:stroke="solid" svg:stroke-width="0.1cm" svg:stroke-color="#04617b" draw:marker-start="Circle" draw:fill="none"/>
    </style:style>
    <style:style style:name="gr16" style:family="graphic" style:parent-style-name="standard">
      <style:graphic-properties draw:stroke="solid" svg:stroke-width="0.1cm" draw:textarea-horizontal-align="justify" draw:textarea-vertical-align="middle" draw:auto-grow-height="false" fo:min-height="0.55cm" fo:min-width="1.68cm" fo:padding-top="0.15cm" fo:padding-bottom="0.15cm" fo:padding-left="0.15cm" fo:padding-right="0.15cm"/>
    </style:style>
    <style:style style:name="gr17" style:family="graphic" style:parent-style-name="objectwithoutfill">
      <style:graphic-properties draw:stroke="solid" svg:stroke-width="0.1cm" svg:stroke-color="#ed1c24" draw:fill="none"/>
    </style:style>
    <style:style style:name="gr18" style:family="graphic" style:parent-style-name="objectwithoutfill">
      <style:graphic-properties draw:stroke="solid" svg:stroke-width="0.1cm" svg:stroke-color="#f58220" draw:marker-end="Arrow" draw:marker-end-width="0.3cm" draw:fill="none"/>
    </style:style>
    <style:style style:name="gr19" style:family="graphic" style:parent-style-name="standard">
      <style:graphic-properties draw:stroke="solid" svg:stroke-width="0.1cm" svg:stroke-color="#808080" draw:textarea-horizontal-align="justify" draw:textarea-vertical-align="middle" draw:auto-grow-height="false" fo:min-height="4.1cm" fo:min-width="0.9cm" fo:padding-top="0.15cm" fo:padding-bottom="0.15cm" fo:padding-left="0.15cm" fo:padding-right="0.15cm"/>
    </style:style>
    <style:style style:name="gr20" style:family="graphic" style:parent-style-name="standard">
      <style:graphic-properties draw:stroke="solid" svg:stroke-width="0.1cm" svg:stroke-color="#5e8ac7" draw:marker-start="Arrow" draw:marker-start-width="0.3cm" draw:marker-end="Arrow" draw:marker-end-width="0.3cm" fo:padding-top="0.15cm" fo:padding-bottom="0.15cm" fo:padding-left="0.15cm" fo:padding-right="0.15cm"/>
    </style:style>
    <style:style style:name="gr21" style:family="graphic" style:parent-style-name="standard">
      <style:graphic-properties draw:stroke="dash" draw:stroke-dash="Ultrafine_20_Dashed" svg:stroke-width="0.1cm" svg:stroke-color="#a3238e" draw:textarea-horizontal-align="justify" draw:textarea-vertical-align="middle" draw:auto-grow-height="false" fo:min-height="4.5cm" fo:min-width="10.5cm" fo:padding-top="0.15cm" fo:padding-bottom="0.15cm" fo:padding-left="0.15cm" fo:padding-right="0.15cm"/>
    </style:style>
    <style:style style:name="gr22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5cm" fo:min-width="10.5cm" fo:padding-top="0.15cm" fo:padding-bottom="0.15cm" fo:padding-left="0.15cm" fo:padding-right="0.15cm"/>
    </style:style>
    <style:style style:name="gr23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15.7cm" fo:padding-top="0.15cm" fo:padding-bottom="0.15cm" fo:padding-left="0.15cm" fo:padding-right="0.15cm"/>
    </style:style>
    <style:style style:name="gr24" style:family="graphic" style:parent-style-name="standard">
      <style:graphic-properties draw:stroke="dash" draw:stroke-dash="Ultrafine_20_Dashed" svg:stroke-width="0.1cm" svg:stroke-color="#72e400" draw:textarea-horizontal-align="justify" draw:textarea-vertical-align="middle" draw:auto-grow-height="false" fo:min-height="8.7cm" fo:min-width="7.9cm" fo:padding-top="0.15cm" fo:padding-bottom="0.15cm" fo:padding-left="0.15cm" fo:padding-right="0.15cm"/>
    </style:style>
    <style:style style:name="gr25" style:family="graphic" style:parent-style-name="standard">
      <style:graphic-properties draw:stroke="solid" svg:stroke-width="0.1cm" draw:textarea-horizontal-align="justify" draw:textarea-vertical-align="middle" draw:auto-grow-height="false" fo:min-height="0.368cm" fo:min-width="1.939cm" fo:padding-top="0.15cm" fo:padding-bottom="0.15cm" fo:padding-left="0.15cm" fo:padding-right="0.15cm"/>
    </style:style>
    <style:style style:name="gr26" style:family="graphic" style:parent-style-name="standard">
      <style:graphic-properties draw:stroke="solid" svg:stroke-width="0.1cm" draw:textarea-horizontal-align="justify" draw:textarea-vertical-align="middle" draw:auto-grow-height="false" fo:min-height="0.367cm" fo:min-width="1.939cm" fo:padding-top="0.15cm" fo:padding-bottom="0.15cm" fo:padding-left="0.15cm" fo:padding-right="0.15cm"/>
    </style:style>
    <style:style style:name="gr27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1.593cm" fo:padding-top="0.15cm" fo:padding-bottom="0.15cm" fo:padding-left="0.15cm" fo:padding-right="0.15cm"/>
    </style:style>
    <style:style style:name="gr28" style:family="graphic" style:parent-style-name="standard">
      <style:graphic-properties draw:stroke="solid" svg:stroke-width="0.1cm" draw:textarea-horizontal-align="justify" draw:textarea-vertical-align="middle" draw:auto-grow-height="false" fo:min-height="11.7cm" fo:min-width="23.5cm" fo:padding-top="0.15cm" fo:padding-bottom="0.15cm" fo:padding-left="0.15cm" fo:padding-right="0.15cm"/>
    </style:style>
    <style:style style:name="gr29" style:family="graphic" style:parent-style-name="standard">
      <style:graphic-properties draw:stroke="solid" svg:stroke-width="0.1cm" draw:textarea-horizontal-align="justify" draw:textarea-vertical-align="middle" draw:auto-grow-height="false" fo:min-height="7.701cm" fo:min-width="0.819cm" fo:padding-top="0.15cm" fo:padding-bottom="0.15cm" fo:padding-left="0.15cm" fo:padding-right="0.15cm"/>
    </style:style>
    <style:style style:name="gr30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4.924cm" fo:padding-top="0.15cm" fo:padding-bottom="0.15cm" fo:padding-left="0.15cm" fo:padding-right="0.15cm"/>
    </style:style>
    <style:style style:name="gr31" style:family="graphic" style:parent-style-name="standard">
      <style:graphic-properties draw:stroke="solid" svg:stroke-width="0.1cm" draw:textarea-horizontal-align="justify" draw:textarea-vertical-align="middle" draw:auto-grow-height="false" fo:min-height="0.232cm" fo:min-width="3.183cm" fo:padding-top="0.15cm" fo:padding-bottom="0.15cm" fo:padding-left="0.15cm" fo:padding-right="0.15cm"/>
    </style:style>
    <style:style style:name="gr32" style:family="graphic" style:parent-style-name="standard">
      <style:graphic-properties draw:stroke="solid" svg:stroke-width="0.1cm" draw:textarea-horizontal-align="justify" draw:textarea-vertical-align="middle" draw:auto-grow-height="false" fo:min-height="0.234cm" fo:min-width="3.183cm" fo:padding-top="0.15cm" fo:padding-bottom="0.15cm" fo:padding-left="0.15cm" fo:padding-right="0.15cm"/>
    </style:style>
    <style:style style:name="gr33" style:family="graphic" style:parent-style-name="standard">
      <style:graphic-properties draw:stroke="solid" svg:stroke-width="0.1cm" draw:textarea-horizontal-align="justify" draw:textarea-vertical-align="middle" draw:auto-grow-height="false" fo:min-height="1.8cm" fo:min-width="23.5cm" fo:padding-top="0.15cm" fo:padding-bottom="0.15cm" fo:padding-left="0.15cm" fo:padding-right="0.15cm"/>
    </style:style>
    <style:style style:name="gr34" style:family="graphic" style:parent-style-name="objectwithoutfill">
      <style:graphic-properties draw:stroke="solid" svg:stroke-width="0.1cm" svg:stroke-color="#04617b" draw:marker-start="Circle" draw:fill="none"/>
    </style:style>
    <style:style style:name="gr35" style:family="graphic" style:parent-style-name="standard">
      <style:graphic-properties draw:stroke="solid" svg:stroke-width="0.1cm" draw:textarea-horizontal-align="justify" draw:textarea-vertical-align="middle" draw:auto-grow-height="false" fo:min-height="0.267cm" fo:min-width="0.931cm" fo:padding-top="0.15cm" fo:padding-bottom="0.15cm" fo:padding-left="0.15cm" fo:padding-right="0.15cm"/>
    </style:style>
    <style:style style:name="gr36" style:family="graphic" style:parent-style-name="objectwithoutfill">
      <style:graphic-properties draw:stroke="solid" svg:stroke-width="0.1cm" svg:stroke-color="#ed1c24" draw:fill="none"/>
    </style:style>
    <style:style style:name="gr37" style:family="graphic" style:parent-style-name="objectwithoutfill">
      <style:graphic-properties draw:stroke="solid" svg:stroke-width="0.1cm" svg:stroke-color="#f58220" draw:marker-end="Arrow" draw:marker-end-width="0.3cm" draw:fill="none"/>
    </style:style>
    <style:style style:name="gr38" style:family="graphic" style:parent-style-name="standard">
      <style:graphic-properties draw:stroke="dash" draw:stroke-dash="Ultrafine_20_Dashed" svg:stroke-width="0.1cm" svg:stroke-color="#a3238e" draw:textarea-horizontal-align="justify" draw:textarea-vertical-align="middle" draw:auto-grow-height="false" fo:min-height="4.7cm" fo:min-width="17.157cm" fo:padding-top="0.15cm" fo:padding-bottom="0.15cm" fo:padding-left="0.15cm" fo:padding-right="0.15cm"/>
    </style:style>
    <style:style style:name="gr39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233cm" fo:min-width="17.157cm" fo:padding-top="0.15cm" fo:padding-bottom="0.15cm" fo:padding-left="0.15cm" fo:padding-right="0.15cm"/>
    </style:style>
    <style:style style:name="gr40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3cm" fo:min-width="17.157cm" fo:padding-top="0.15cm" fo:padding-bottom="0.15cm" fo:padding-left="0.15cm" fo:padding-right="0.15cm"/>
    </style:style>
    <style:style style:name="gr41" style:family="graphic" style:parent-style-name="standard">
      <style:graphic-properties draw:stroke="solid" svg:stroke-width="0.1cm" draw:textarea-horizontal-align="justify" draw:textarea-vertical-align="middle" draw:auto-grow-height="false" fo:min-height="0.233cm" fo:min-width="7.9cm" fo:padding-top="0.15cm" fo:padding-bottom="0.15cm" fo:padding-left="0.15cm" fo:padding-right="0.15cm"/>
    </style:style>
    <style:style style:name="gr42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0.5cm" fo:min-width="6.9cm" fo:padding-top="0.15cm" fo:padding-bottom="0.15cm" fo:padding-left="0.15cm" fo:padding-right="0.15cm"/>
    </style:style>
    <style:style style:name="gr43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6.5cm" fo:padding-top="0.15cm" fo:padding-bottom="0.15cm" fo:padding-left="0.15cm" fo:padding-right="0.15cm"/>
    </style:style>
    <style:style style:name="gr44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1.9cm" fo:padding-top="0.15cm" fo:padding-bottom="0.15cm" fo:padding-left="0.15cm" fo:padding-right="0.15cm"/>
    </style:style>
    <style:style style:name="gr45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0.7cm" fo:padding-top="0.15cm" fo:padding-bottom="0.15cm" fo:padding-left="0.15cm" fo:padding-right="0.15cm"/>
    </style:style>
    <style:style style:name="gr46" style:family="graphic" style:parent-style-name="standard">
      <style:graphic-properties draw:stroke="solid" svg:stroke-width="0.1cm" draw:textarea-horizontal-align="justify" draw:textarea-vertical-align="middle" draw:auto-grow-height="false" fo:min-height="1.9cm" fo:min-width="2.9cm" fo:padding-top="0.15cm" fo:padding-bottom="0.15cm" fo:padding-left="0.15cm" fo:padding-right="0.15cm"/>
    </style:style>
    <style:style style:name="gr47" style:family="graphic" style:parent-style-name="standard">
      <style:graphic-properties draw:stroke="solid" svg:stroke-width="0.1cm" draw:textarea-horizontal-align="justify" draw:textarea-vertical-align="middle" draw:auto-grow-height="false" fo:min-height="1.45cm" fo:min-width="1.501cm" fo:padding-top="0.15cm" fo:padding-bottom="0.15cm" fo:padding-left="0.15cm" fo:padding-right="0.15cm"/>
    </style:style>
    <style:style style:name="gr48" style:family="graphic" style:parent-style-name="standard">
      <style:graphic-properties draw:stroke="solid" svg:stroke-width="0.1cm" draw:textarea-horizontal-align="justify" draw:textarea-vertical-align="middle" draw:auto-grow-height="false" fo:min-height="0cm" fo:min-width="1.462cm" fo:padding-top="0.15cm" fo:padding-bottom="0.15cm" fo:padding-left="0.15cm" fo:padding-right="0.15cm"/>
    </style:style>
    <style:style style:name="gr49" style:family="graphic" style:parent-style-name="standard">
      <style:graphic-properties draw:stroke="solid" svg:stroke-width="0.1cm" draw:textarea-horizontal-align="justify" draw:textarea-vertical-align="middle" draw:auto-grow-height="false" fo:min-height="0.342cm" fo:min-width="0.2cm" fo:padding-top="0.15cm" fo:padding-bottom="0.15cm" fo:padding-left="0.15cm" fo:padding-right="0.15cm"/>
    </style:style>
    <style:style style:name="gr50" style:family="graphic" style:parent-style-name="standard">
      <style:graphic-properties draw:stroke="dash" draw:stroke-dash="Ultrafine_20_Dashed" svg:stroke-width="0.1cm" svg:stroke-color="#72e400" draw:textarea-horizontal-align="justify" draw:textarea-vertical-align="middle" draw:auto-grow-height="false" fo:min-height="8.7cm" fo:min-width="8.3cm" fo:padding-top="0.15cm" fo:padding-bottom="0.15cm" fo:padding-left="0.15cm" fo:padding-right="0.15cm"/>
    </style:style>
    <style:style style:name="gr51" style:family="graphic" style:parent-style-name="standard">
      <style:graphic-properties draw:stroke="solid" svg:stroke-width="0.1cm" draw:textarea-horizontal-align="justify" draw:textarea-vertical-align="middle" draw:auto-grow-height="false" fo:min-height="0.233cm" fo:min-width="8.3cm" fo:padding-top="0.15cm" fo:padding-bottom="0.15cm" fo:padding-left="0.15cm" fo:padding-right="0.15cm"/>
    </style:style>
    <style:style style:name="gr52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23.5cm" fo:padding-top="0.15cm" fo:padding-bottom="0.15cm" fo:padding-left="0.15cm" fo:padding-right="0.15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outline1">
      <style:graphic-properties draw:stroke="solid" fo:min-height="12.7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5pt" style:font-size-asian="16pt" style:font-size-complex="16pt"/>
    </style:style>
    <style:style style:name="P8" style:family="paragraph">
      <loext:graphic-properties draw:fill="none" draw:fill-color="#ffffff"/>
      <style:text-properties fo:font-size="15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5pt" style:font-size-asian="16pt" style:font-size-complex="16pt"/>
    </style:style>
    <style:style style:name="P10" style:family="paragraph">
      <style:paragraph-properties fo:text-align="center"/>
      <style:text-properties fo:font-size="18pt" style:font-size-asian="20pt" style:font-size-complex="20pt"/>
    </style:style>
    <style:style style:name="P11" style:family="paragraph">
      <style:paragraph-properties fo:text-align="center"/>
      <style:text-properties fo:font-size="16pt" style:font-size-asian="18pt" style:font-size-complex="18pt"/>
    </style:style>
    <style:style style:name="P12" style:family="paragraph">
      <style:text-properties fo:font-size="20pt" style:font-size-asian="15pt" style:font-size-complex="15pt"/>
    </style:style>
    <style:style style:name="P13" style:family="paragraph">
      <style:paragraph-properties style:text-autospace="none"/>
    </style:style>
    <style:style style:name="T1" style:family="text">
      <style:text-properties fo:font-size="14pt" style:font-size-asian="15pt" style:font-size-complex="15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6pt" style:font-size-complex="16pt"/>
    </style:style>
    <style:style style:name="T5" style:family="text">
      <style:text-properties fo:font-size="10.5pt" style:font-size-asian="11pt" style:font-size-complex="11pt"/>
    </style:style>
    <style:style style:name="T6" style:family="text">
      <style:text-properties fo:font-size="18pt" style:font-size-asian="20pt" style:font-size-complex="20pt"/>
    </style:style>
    <style:style style:name="T7" style:family="text">
      <style:text-properties fo:font-size="13pt" style:font-size-asian="14pt" style:font-size-complex="14pt"/>
    </style:style>
    <style:style style:name="T8" style:family="text">
      <style:text-properties fo:font-size="12pt" style:font-size-asian="13pt" style:font-size-complex="13pt"/>
    </style:style>
    <style:style style:name="T9" style:family="text">
      <style:text-properties fo:font-size="20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Cousine" fo:font-size="11.5pt" fo:font-style="normal" fo:text-shadow="none" style:text-underline-style="none" style:letter-kerning="true" style:font-name-asian="Cousine" style:font-size-asian="11.5pt" style:font-name-complex="Cousine" style:font-size-complex="11.5pt" style:text-emphasize="none" style:font-relief="none" style:text-overline-style="none" style:text-overline-color="font-color"/>
    </style:style>
    <style:style style:name="T12" style:family="text">
      <style:text-properties fo:color="#000080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ff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ousine" fo:font-size="11.5pt" fo:font-style="normal" fo:text-shadow="none" style:text-underline-style="none" fo:font-weight="normal" style:letter-kerning="true" style:font-name-asian="Cousine" style:font-size-asian="11.5pt" style:font-name-complex="Cousine" style:font-size-complex="11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Java EE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Основные принципы работы java-сервера.</text:p>
            <text:p>Структура war/ear артефактов.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облематика и развитие идей</text:p>
          </draw:text-box>
        </draw:frame>
        <draw:custom-shape draw:style-name="gr2" draw:text-style-name="P1" draw:layer="layout" svg:width="4.2cm" svg:height="2.6cm" svg:x="4.6cm" svg:y="10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cm" svg:y1="11.4cm" svg:x2="10.4cm" svg:y2="11.4cm">
          <text:p/>
        </draw:line>
        <draw:custom-shape draw:style-name="gr4" draw:text-style-name="P1" draw:layer="layout" svg:width="5.4cm" svg:height="2cm" svg:x="10.4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4cm" svg:y1="9.6cm" svg:x2="15.8cm" svg:y2="11.4cm">
          <text:p/>
        </draw:line>
        <draw:line draw:style-name="gr3" draw:text-style-name="P3" draw:layer="layout" svg:x1="18.4cm" svg:y1="13.6cm" svg:x2="15.8cm" svg:y2="11.4cm">
          <text:p/>
        </draw:line>
        <draw:custom-shape draw:style-name="gr5" draw:text-style-name="P1" draw:layer="layout" svg:width="4.4cm" svg:height="1.8cm" svg:x="18.4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1.8cm" svg:x="18.4cm" svg:y="12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2cm" svg:height="1.275cm" svg:x="4.6cm" svg:y="10.862cm">
          <draw:text-box>
            <text:p>Java</text:p>
          </draw:text-box>
        </draw:frame>
        <draw:frame draw:style-name="gr6" draw:text-style-name="P4" draw:layer="layout" svg:width="5.4cm" svg:height="1.275cm" svg:x="10.4cm" svg:y="10.762cm">
          <draw:text-box>
            <text:p>Servlet</text:p>
          </draw:text-box>
        </draw:frame>
        <draw:frame draw:style-name="gr6" draw:text-style-name="P4" draw:layer="layout" svg:width="4.4cm" svg:height="1.275cm" svg:x="18.4cm" svg:y="9.062cm">
          <draw:text-box>
            <text:p>EE</text:p>
          </draw:text-box>
        </draw:frame>
        <draw:frame draw:style-name="gr6" draw:text-style-name="P4" draw:layer="layout" svg:width="4.4cm" svg:height="1.275cm" svg:x="18.4cm" svg:y="12.862cm">
          <draw:text-box>
            <text:p>Spr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Архитектура servlet контейнера</text:p>
          </draw:text-box>
        </draw:frame>
        <draw:custom-shape draw:style-name="gr7" draw:text-style-name="P1" draw:layer="layout" svg:width="3.6cm" svg:height="1cm" svg:x="1.2cm" svg:y="5.8cm">
          <text:p text:style-name="P1">browser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cm" svg:x="1.2cm" svg:y="7.2cm">
          <text:p text:style-name="P1">browser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1.8cm" svg:x="5cm" svg:y="6.2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6cm" svg:height="12.4cm" svg:x="9cm" svg:y="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2cm" svg:x="9.2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2cm" svg:height="1.8cm" draw:transform="rotate (1.5707963267949) translate (9.2cm 17.6cm)">
          <draw:text-box>
            <text:p>Connection listener</text:p>
          </draw:text-box>
        </draw:frame>
        <draw:custom-shape draw:style-name="gr12" draw:text-style-name="P1" draw:layer="layout" svg:width="8.4cm" svg:height="1.2cm" svg:x="12.6cm" svg:y="6cm">
          <text:p text:style-name="P1">thread poo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8.6cm">
          <text:p text:style-name="P1">AuthServle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9.8cm">
          <text:p text:style-name="P1">PhonesServle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11cm">
          <text:p text:style-name="P1">AddressServl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cm" svg:height="1.2cm" svg:x="9cm" svg:y="18.6cm">
          <text:p text:style-name="P1">JAVA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4cm" svg:y1="9cm" svg:x2="15.4cm" svg:y2="9cm">
          <text:p/>
        </draw:line>
        <draw:line draw:style-name="gr15" draw:text-style-name="P3" draw:layer="layout" svg:x1="14cm" svg:y1="10.2cm" svg:x2="15.4cm" svg:y2="10.2cm">
          <text:p/>
        </draw:line>
        <draw:line draw:style-name="gr15" draw:text-style-name="P3" draw:layer="layout" svg:x1="14cm" svg:y1="11.4cm" svg:x2="15.4cm" svg:y2="11.4cm">
          <text:p/>
        </draw:line>
        <draw:custom-shape draw:style-name="gr16" draw:text-style-name="P1" draw:layer="layout" svg:width="2.8cm" svg:height="1.2cm" svg:x="11.4cm" svg:y="11cm">
          <text:p text:style-name="P1"><text:span text:style-name="T1">service</text:span>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3cm" svg:y1="7.2cm" svg:x2="13cm" svg:y2="10.8cm">
          <text:p/>
        </draw:line>
        <draw:line draw:style-name="gr18" draw:text-style-name="P3" draw:layer="layout" svg:x1="13cm" svg:y1="9cm" svg:x2="14cm" svg:y2="9cm">
          <text:p/>
        </draw:line>
        <draw:line draw:style-name="gr18" draw:text-style-name="P3" draw:layer="layout" svg:x1="11cm" svg:y1="9cm" svg:x2="12.6cm" svg:y2="9cm">
          <text:p/>
        </draw:line>
        <draw:line draw:style-name="gr17" draw:text-style-name="P3" draw:layer="layout" svg:x1="12.6cm" svg:y1="7.2cm" svg:x2="12.6cm" svg:y2="10.8cm">
          <text:p/>
        </draw:line>
        <draw:frame draw:style-name="gr11" draw:text-style-name="P4" draw:layer="layout" svg:width="4.4cm" svg:height="1.2cm" draw:transform="rotate (1.5707963267949) translate (23.2cm 12.4cm)">
          <draw:text-box>
            <text:p>Jdbc pool</text:p>
          </draw:text-box>
        </draw:frame>
        <draw:custom-shape draw:style-name="gr19" draw:text-style-name="P1" draw:layer="layout" svg:width="1.2cm" svg:height="4.4cm" svg:x="23.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21cm" svg:y1="9cm" svg:x2="23.2cm" svg:y2="9cm">
          <text:p/>
        </draw:line>
        <draw:line draw:style-name="gr20" draw:text-style-name="P1" draw:layer="layout" svg:x1="21cm" svg:y1="10cm" svg:x2="23.2cm" svg:y2="10cm">
          <text:p/>
        </draw:line>
        <draw:line draw:style-name="gr20" draw:text-style-name="P1" draw:layer="layout" svg:x1="21cm" svg:y1="11.2cm" svg:x2="23.2cm" svg:y2="11.2cm">
          <text:p/>
        </draw:line>
        <draw:custom-shape draw:style-name="gr21" draw:text-style-name="P1" draw:layer="layout" svg:width="10.8cm" svg:height="4.8cm" svg:x="11.4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2.6cm">
          <text:p text:style-name="P1">app_1.war /ClassLoader_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4cm">
          <text:p text:style-name="P1">app_2.war /ClassLoader_2 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5.4cm">
          <text:p text:style-name="P1">app_3.war /ClassLoader_3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cm" svg:height="0.8cm" svg:x="9cm" svg:y="17.8cm">
          <text:p text:style-name="P1">servlet-container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Структура war-файла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app.war/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/index.html 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html,js,css</text:p>
                          </text:list-item>
                          <text:list-item>
                            <text:p>/META-INF<text:tab/><text:tab/><text:tab/><text:tab/><text:tab/>-<text:tab/>настройки для сервера</text:p>
                          </text:list-item>
                          <text:list-item>
                            <text:p>/WEB-INF/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/web.xml<text:tab/><text:tab/>-<text:tab/>настройки приложения(<text:span text:style-name="T3">маппинг сервлетов</text:span>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/classes<text:tab/><text:tab/>-<text:tab/>байткод сервлетов, JSP, JSF</text:p>
                                      </text:list-item>
                                      <text:list-item>
                                        <text:p>/lib<text:tab/><text:tab/><text:tab/><text:tab/>-<text:tab/>сторонние библиотеки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9" presentation:use-date-time-name="dtd1">
        <office:forms form:automatic-focus="false" form:apply-design-mode="false"/>
        <draw:custom-shape draw:style-name="gr24" draw:text-style-name="P1" draw:layer="layout" svg:width="8.2cm" svg:height="9cm" svg:x="7.2cm" svg:y="5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9.996cm" svg:height="3.506cm" svg:x="1.664cm" svg:y="0.337cm" presentation:class="title">
          <draw:text-box>
            <text:p>Архитектура EE сервера</text:p>
          </draw:text-box>
        </draw:frame>
        <draw:custom-shape draw:style-name="gr25" draw:text-style-name="P7" draw:layer="layout" svg:width="2.239cm" svg:height="0.668cm" svg:x="1cm" svg:y="4.666cm">
          <text:p text:style-name="P1"><text:span text:style-name="T4">browser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39cm" svg:height="0.667cm" svg:x="1cm" svg:y="5.6cm">
          <text:p text:style-name="P1"><text:span text:style-name="T4">browser2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363cm" svg:height="1.2cm" svg:x="3.363cm" svg:y="4.933cm">
          <text:p text:style-name="P1"><text:span text:style-name="T4">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7" draw:layer="layout" svg:width="23.8cm" svg:height="12cm" svg:x="5.6cm" svg:y="4.4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119cm" svg:height="8.001cm" svg:x="5.975cm" svg:y="4.533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001cm" svg:height="1.119cm" draw:transform="rotate (1.5707963267949) translate (5.975cm 12.534cm)">
          <draw:text-box>
            <text:p><text:span text:style-name="T4">Connection listener</text:span></text:p>
          </draw:text-box>
        </draw:frame>
        <draw:custom-shape draw:style-name="gr30" draw:text-style-name="P7" draw:layer="layout" svg:width="5.224cm" svg:height="0.8cm" svg:x="8.089cm" svg:y="4.6cm">
          <text:p text:style-name="P1"><text:span text:style-name="T4">thread p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483cm" svg:height="0.532cm" svg:x="9.83cm" svg:y="6.534cm">
          <text:p text:style-name="P1"><text:span text:style-name="T4">AuthServle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83cm" svg:height="0.534cm" svg:x="9.83cm" svg:y="7.333cm">
          <text:p text:style-name="P1"><text:span text:style-name="T4">PhonesServle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83cm" svg:height="0.534cm" svg:x="9.83cm" svg:y="8.133cm">
          <text:p text:style-name="P1"><text:span text:style-name="T4">AddressServlet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3.8cm" svg:height="2.1cm" svg:x="5.6cm" svg:y="17.6cm">
          <text:p text:style-name="P1"><text:span text:style-name="T4">JAVA</text:span>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8.96cm" svg:y1="6.8cm" svg:x2="9.831cm" svg:y2="6.8cm">
          <text:p text:style-name="P1"><text:span text:style-name="T4"/></text:p>
        </draw:line>
        <draw:line draw:style-name="gr34" draw:text-style-name="P9" draw:layer="layout" svg:x1="8.96cm" svg:y1="7.6cm" svg:x2="9.831cm" svg:y2="7.6cm">
          <text:p text:style-name="P1"><text:span text:style-name="T4"/></text:p>
        </draw:line>
        <draw:line draw:style-name="gr34" draw:text-style-name="P9" draw:layer="layout" svg:x1="8.96cm" svg:y1="8.4cm" svg:x2="9.831cm" svg:y2="8.4cm">
          <text:p text:style-name="P1"><text:span text:style-name="T4"/></text:p>
        </draw:line>
        <draw:custom-shape draw:style-name="gr35" draw:text-style-name="P7" draw:layer="layout" svg:width="1.741cm" svg:height="0.801cm" svg:x="7.343cm" svg:y="8.133cm">
          <text:p text:style-name="P1"><text:span text:style-name="T5">service</text:span><text:span text:style-name="T4">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9" draw:layer="layout" svg:x1="8.338cm" svg:y1="5.6cm" svg:x2="8.338cm" svg:y2="8cm">
          <text:p text:style-name="P1"><text:span text:style-name="T4"/></text:p>
        </draw:line>
        <draw:line draw:style-name="gr37" draw:text-style-name="P9" draw:layer="layout" svg:x1="8.338cm" svg:y1="6.8cm" svg:x2="8.96cm" svg:y2="6.8cm">
          <text:p text:style-name="P1"><text:span text:style-name="T4"/></text:p>
        </draw:line>
        <draw:line draw:style-name="gr37" draw:text-style-name="P9" draw:layer="layout" svg:x1="7.094cm" svg:y1="6.8cm" svg:x2="8.089cm" svg:y2="6.8cm">
          <text:p text:style-name="P1"><text:span text:style-name="T4"/></text:p>
        </draw:line>
        <draw:line draw:style-name="gr36" draw:text-style-name="P9" draw:layer="layout" svg:x1="8.089cm" svg:y1="5.6cm" svg:x2="8.089cm" svg:y2="8cm">
          <text:p text:style-name="P1"><text:span text:style-name="T4"/></text:p>
        </draw:line>
        <draw:custom-shape draw:style-name="gr38" draw:text-style-name="P7" draw:layer="layout" svg:width="17.457cm" svg:height="5cm" svg:x="7.343cm" svg:y="6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7.457cm" svg:height="0.533cm" svg:x="7.343cm" svg:y="11cm">
          <text:p text:style-name="P1"><text:span text:style-name="T4">app_1.ear /ClassLoader_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7.457cm" svg:height="0.6cm" svg:x="7.343cm" svg:y="11.8cm">
          <text:p text:style-name="P1"><text:span text:style-name="T4">app_2.ear /ClassLoader_2 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7.457cm" svg:height="0.6cm" svg:x="7.343cm" svg:y="12.6cm">
          <text:p text:style-name="P1"><text:span text:style-name="T4">app_3.ear /ClassLoader_3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8.2cm" svg:height="0.533cm" svg:x="7.2cm" svg:y="14.667cm">
          <text:p text:style-name="P1"><text:span text:style-name="T4">servlet-contain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7.2cm" svg:height="0.8cm" svg:x="21.8cm" svg:y="4.6cm">
          <text:p text:style-name="P1"><text:span text:style-name="T6">Jdbc p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8cm" svg:height="0.6cm" svg:x="17.4cm" svg:y="6.5cm">
          <text:p text:style-name="P1"><text:span text:style-name="T7">StandaloneBean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8cm" svg:height="0.6cm" svg:x="17.4cm" svg:y="7.3cm">
          <text:p text:style-name="P1"><text:span text:style-name="T7">StatelessBean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8cm" svg:height="0.6cm" svg:x="17.4cm" svg:y="8.1cm">
          <text:p text:style-name="P1"><text:span text:style-name="T7">StatefullBean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2.2cm" svg:height="0.6cm" svg:x="18cm" svg:y="9.4cm">
          <text:p text:style-name="P1"><text:span text:style-name="T8">Entity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2.2cm" svg:height="0.6cm" svg:x="18cm" svg:y="10.2cm">
          <text:p text:style-name="P1"><text:span text:style-name="T8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1cm" svg:height="0.6cm" svg:x="20.4cm" svg:y="9.4cm">
          <text:p text:style-name="P1"><text:span text:style-name="T8">cdi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cm" svg:height="0.6cm" svg:x="20.4cm" svg:y="10.2cm">
          <text:p text:style-name="P1"><text:span text:style-name="T8">cdi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cm" svg:height="0.6cm" svg:x="23.6cm" svg:y="9.4cm">
          <text:p text:style-name="P1"><text:span text:style-name="T8">bean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cm" svg:height="0.6cm" svg:x="12.2cm" svg:y="9.4cm">
          <text:p text:style-name="P1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cm" svg:height="0.6cm" svg:x="9.6cm" svg:y="10.2cm">
          <text:p text:style-name="P1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.2cm" svg:height="2.2cm" svg:x="25.6cm" svg:y="6.8cm">
          <text:p text:style-name="P1"><text:span text:style-name="T6">Entity</text:span></text:p>
          <text:p text:style-name="P1"><text:span text:style-name="T6">manager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cm" svg:height="2.8cm" svg:x="30.8cm" svg:y="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7" draw:text-style-name="P1" draw:layer="layout" svg:width="1.8cm" svg:height="2.8cm" svg:x="30.8cm" svg:y="7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1" draw:layer="layout" svg:width="2.2cm" svg:height="0.4cm" svg:x="28.6cm" svg:y="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1" draw:layer="layout" svg:width="1cm" svg:height="0.8cm" svg:x="26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0" draw:text-style-name="P1" draw:layer="layout" svg:x1="24.2cm" svg:y1="8.4cm" svg:x2="25.6cm" svg:y2="8.4cm">
          <text:p/>
        </draw:line>
        <draw:line draw:style-name="gr20" draw:text-style-name="P1" draw:layer="layout" svg:x1="24.2cm" svg:y1="7.8cm" svg:x2="25.6cm" svg:y2="7.8cm">
          <text:p/>
        </draw:line>
        <draw:line draw:style-name="gr20" draw:text-style-name="P1" draw:layer="layout" svg:x1="24.2cm" svg:y1="7cm" svg:x2="25.6cm" svg:y2="7cm">
          <text:p/>
        </draw:line>
        <draw:custom-shape draw:style-name="gr50" draw:text-style-name="P1" draw:layer="layout" svg:width="8.6cm" svg:height="9cm" svg:x="16.6cm" svg:y="5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8.6cm" svg:height="0.533cm" svg:x="16.6cm" svg:y="14.667cm">
          <text:p text:style-name="P1"><text:span text:style-name="T4">ejb/cmt-container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3.8cm" svg:height="1.2cm" svg:x="5.6cm" svg:y="16.4cm">
          <text:p text:style-name="P1"><text:span text:style-name="T4">EE-ser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cm" svg:height="0.6cm" svg:x="22.4cm" svg:y="9.4cm">
          <text:p text:style-name="P1"><text:span text:style-name="T8">bean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cm" svg:height="0.6cm" svg:x="22.4cm" svg:y="10.2cm">
          <text:p text:style-name="P1"><text:span text:style-name="T8">bean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cm" svg:height="0.6cm" svg:x="23.6cm" svg:y="10.2cm">
          <text:p text:style-name="P1"><text:span text:style-name="T8">bean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4cm" svg:y1="6.8cm" svg:x2="17.4cm" svg:y2="6.8cm">
          <text:p/>
        </draw:line>
        <draw:line draw:style-name="gr20" draw:text-style-name="P1" draw:layer="layout" svg:x1="13.4cm" svg:y1="7.6cm" svg:x2="17.4cm" svg:y2="7.6cm">
          <text:p/>
        </draw:line>
        <draw:line draw:style-name="gr20" draw:text-style-name="P1" draw:layer="layout" svg:x1="13.4cm" svg:y1="8.4cm" svg:x2="17.4cm" svg:y2="8.4cm">
          <text:p/>
        </draw:line>
        <draw:line draw:style-name="gr20" draw:text-style-name="P1" draw:layer="layout" svg:x1="13.4cm" svg:y1="9.6cm" svg:x2="17.4cm" svg:y2="9.6cm">
          <text:p/>
        </draw:line>
        <draw:line draw:style-name="gr20" draw:text-style-name="P1" draw:layer="layout" svg:x1="10.2cm" svg:y1="8.667cm" svg:x2="12.2cm" svg:y2="9.4cm">
          <text:p/>
        </draw:line>
        <draw:line draw:style-name="gr20" draw:text-style-name="P1" draw:layer="layout" svg:x1="10.6cm" svg:y1="10.6cm" svg:x2="12.2cm" svg:y2="10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Структура ear - файла</text:p>
          </draw:text-box>
        </draw:frame>
        <draw:frame presentation:style-name="pr8" draw:text-style-name="P12" draw:layer="layout" svg:width="14.558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9">app.ear/</text:span></text:p>
                <text:list>
                  <text:list-item>
                    <text:list>
                      <text:list-item>
                        <text:p><text:span text:style-name="T10">/webpart.war <text:s text:c="2"/>- артефакт с клиенстким кодом</text:span></text:p>
                      </text:list-item>
                      <text:list-item>
                        <text:p><text:span text:style-name="T10">/business1.jar <text:s/>- артефакт с серверным кодом</text:span></text:p>
                      </text:list-item>
                      <text:list-item>
                        <text:p><text:span text:style-name="T10">/business2.jar <text:s/>-</text:span><text:span text:style-name="T10"><text:tab/></text:span><text:span text:style-name="T10"><text:tab/></text:span><text:span text:style-name="T10">-//-</text:span></text:p>
                      </text:list-item>
                      <text:list-item>
                        <text:p><text:span text:style-name="T10">/META-INF/</text:span><text:span text:style-name="T10"><text:tab/></text:span></text:p>
                        <text:list>
                          <text:list-item>
                            <text:p><text:span text:style-name="T10">/application.xml</text:span><text:span text:style-name="T10"><text:tab/></text:span><text:span text:style-name="T10"> - настройка приложени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4.558cm" svg:height="12.954cm" svg:x="16.951cm" svg:y="5.334cm" presentation:class="outline" presentation:user-transformed="true">
          <draw:text-box>
            <text:list text:style-name="L3">
              <text:list-item>
                <text:p><text:span text:style-name="T10">application.xml</text:span><text:span text:style-name="T10"><text:tab/></text:span><text:span text:style-name="T10">:</text:span></text:p>
              </text:list-item>
            </text:list>
            <text:p text:style-name="P13"><text:span text:style-name="T11">&lt;</text:span><text:span text:style-name="T12">application </text:span><text:span text:style-name="T13">xmlns</text:span><text:span text:style-name="T14">="http://java.sun.com/xml/ns/javaee"</text:span><text:span text:style-name="T14"><text:line-break/></text:span><text:span text:style-name="T14"> <text:s text:c="12"/></text:span><text:span text:style-name="T13">xmlns:</text:span><text:span text:style-name="T15">xsi</text:span><text:span text:style-name="T14">="http://www.w3.org/2001/XMLSchema-instance"</text:span><text:span text:style-name="T14"><text:line-break/></text:span><text:span text:style-name="T14"> <text:s text:c="12"/></text:span><text:span text:style-name="T15">xsi</text:span><text:span text:style-name="T13">:schemaLocation</text:span><text:span text:style-name="T14">="http://java.sun.com/xml/ns/javaee http://java.sun.com/xml/ns/javaee/application_6.xsd"</text:span><text:span text:style-name="T14"><text:line-break/></text:span><text:span text:style-name="T14"> <text:s text:c="12"/></text:span><text:span text:style-name="T13">version</text:span><text:span text:style-name="T14">="6"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display-name</text:span><text:span text:style-name="T11">&gt;SampleApplication&lt;/</text:span><text:span text:style-name="T12">display-name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module</text:span><text:span text:style-name="T11">&gt;</text:span><text:span text:style-name="T11"><text:line-break/></text:span><text:span text:style-name="T11"> <text:s text:c="7"/>&lt;</text:span><text:span text:style-name="T12">ejb</text:span><text:span text:style-name="T11">&gt;business1.jar&lt;/</text:span><text:span text:style-name="T12">ejb</text:span><text:span text:style-name="T11">&gt;</text:span><text:span text:style-name="T11"><text:line-break/></text:span><text:span text:style-name="T11"> <text:s text:c="7"/>&lt;</text:span><text:span text:style-name="T12">ejb</text:span><text:span text:style-name="T11">&gt;business2.jar&lt;/</text:span><text:span text:style-name="T12">ejb</text:span><text:span text:style-name="T11">&gt;</text:span><text:span text:style-name="T11"><text:line-break/></text:span><text:span text:style-name="T11"> <text:s text:c="3"/>&lt;/</text:span><text:span text:style-name="T12">module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module</text:span><text:span text:style-name="T11">&gt;</text:span><text:span text:style-name="T11"><text:line-break/></text:span><text:span text:style-name="T11"> <text:s text:c="7"/>&lt;</text:span><text:span text:style-name="T12">web</text:span><text:span text:style-name="T11">&gt;</text:span><text:span text:style-name="T11"><text:line-break/></text:span><text:span text:style-name="T11"> <text:s text:c="11"/>&lt;</text:span><text:span text:style-name="T12">web-uri</text:span><text:span text:style-name="T11">&gt;webpart.war&lt;/</text:span><text:span text:style-name="T12">web-uri</text:span><text:span text:style-name="T11">&gt;</text:span><text:span text:style-name="T11"><text:line-break/></text:span><text:span text:style-name="T11"> <text:s text:c="11"/>&lt;</text:span><text:span text:style-name="T12">context-root</text:span><text:span text:style-name="T11">&gt;/xxx&lt;/</text:span><text:span text:style-name="T12">context-root</text:span><text:span text:style-name="T11">&gt;</text:span><text:span text:style-name="T11"><text:line-break/></text:span><text:span text:style-name="T11"> <text:s text:c="7"/>&lt;/</text:span><text:span text:style-name="T12">web</text:span><text:span text:style-name="T11">&gt;</text:span><text:span text:style-name="T11"><text:line-break/></text:span><text:span text:style-name="T11"> <text:s text:c="3"/>&lt;/</text:span><text:span text:style-name="T12">module</text:span><text:span text:style-name="T11">&gt;</text:span><text:span text:style-name="T11"><text:line-break/></text:span><text:span text:style-name="T11">&lt;/</text:span><text:span text:style-name="T12">application</text:span><text:span text:style-name="T16">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683FBB43B91258D.png" xlink:type="simple" xlink:show="embed" xlink:actuate="onLoad"/>
    <draw:fill-image draw:name="Bitmap_20_2" draw:display-name="Bitmap 2" xlink:href="Pictures/10000000000004F900000322C683FBB43B91258D.png" xlink:type="simple" xlink:show="embed" xlink:actuate="onLoad"/>
    <draw:fill-image draw:name="Bitmape_20_11" draw:display-name="Bitmape 11" xlink:href="Pictures/10000000000004F900000322B847CE247323757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CBB6F5E1E0E382B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0:01:19.402100786</meta:creation-date>
    <meta:editing-duration>PT1H10M42S</meta:editing-duration>
    <meta:editing-cycles>38</meta:editing-cycles>
    <meta:generator>LibreOffice/6.0.4.2$Linux_X86_64 LibreOffice_project/00m0$Build-2</meta:generator>
    <dc:title>Vivid</dc:title>
    <dc:date>2018-06-01T18:13:27.660323525</dc:date>
    <meta:document-statistic meta:object-count="158"/>
  </office:meta>
</office:document-meta>
</file>